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07cm" fo:margin-right="0cm" fo:margin-top="0cm" fo:margin-bottom="0cm" fo:line-height="100%" fo:orphans="0" fo:widows="0" fo:text-indent="0cm" style:auto-text-indent="false" style:text-autospace="none"/>
      <style:text-properties fo:color="#ff0000"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margin-top="0cm" fo:margin-bottom="0cm" fo:line-height="0.573cm" fo:orphans="0" fo:widows="0" style:text-autospace="non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0.496cm" fo:orphans="0" fo:widows="0" style:text-autospace="none"/>
      <style:text-properties style:font-name="Times New Roman" fo:font-size="12pt" style:font-size-asian="12pt" style:font-size-complex="12pt"/>
    </style:style>
    <style:style style:name="P4" style:family="paragraph" style:parent-style-name="Standard" style:master-page-name="Convert_20_1">
      <style:paragraph-properties fo:margin-left="0.007cm" fo:margin-right="0cm" fo:margin-top="0cm" fo:margin-bottom="0cm" fo:line-height="100%" fo:text-align="center" style:justify-single-word="false" fo:orphans="0" fo:widows="0" fo:text-indent="0cm" style:auto-text-indent="false" style:page-number="auto"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 style:list-style-name="WW8Num3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 style:punctuation-wrap="simple">
        <style:tab-stops>
          <style:tab-stop style:position="0.254cm"/>
        </style:tab-stops>
      </style:paragraph-properties>
      <style:text-properties fo:color="#ff0000" style:font-name="Arial" fo:font-size="12pt" style:font-size-asian="12pt" style:font-name-complex="Arial" style:font-size-complex="12pt" style:font-weight-complex="bold"/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page-number="auto" style:text-autospace="none"/>
      <style:text-properties fo:color="#23b8dc" style:font-name="Cambria" fo:font-size="13pt" fo:font-weight="bold" style:font-size-asian="13pt" style:font-weight-asian="bold" style:font-name-complex="Arial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terion E: Evaluation</text:p>
      <text:p text:style-name="P2"/>
      <text:p text:style-name="P1"/>
      <text:p text:style-name="P4">Recommendations for Further Development</text:p>
      <text:p text:style-name="P3"/>
      <text:list xml:id="list34134300" text:style-name="WW8Num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WW8Num1z3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WW8Num3z3" style:family="text">
      <style:text-properties style:font-name-complex="Times New Roman"/>
    </style:style>
    <style:style style:name="WW8Num4z2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style:num-suffix=".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61cm" fo:margin-bottom="2.54cm" fo:margin-left="2.004cm" fo:margin-right="2.01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61cm" fo:margin-bottom="2.54cm" fo:margin-left="2.004cm" fo:margin-right="2.15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t</meta:initial-creator>
    <meta:creation-date>2011-02-06T11:26:00</meta:creation-date>
    <dc:date>2012-01-18T14:00:45.35</dc:date>
    <meta:editing-cycles>7</meta:editing-cycles>
    <meta:editing-duration>PT00H15M51S</meta:editing-duration>
    <meta:generator>OpenOffice.org/3.2$Win32 OpenOffice.org_project/320m12$Build-9483</meta:generator>
    <meta:document-statistic meta:table-count="0" meta:image-count="0" meta:object-count="0" meta:page-count="2" meta:paragraph-count="2" meta:word-count="7" meta:character-count="62"/>
  </office:meta>
</office:document-meta>
</file>